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style>
    <style:style style:name="P2" style:family="paragraph" style:parent-style-name="Standard">
      <style:paragraph-properties fo:margin-top="0in" fo:margin-bottom="0in" style:contextual-spacing="false" fo:line-height="100%"/>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P3" style:family="paragraph" style:parent-style-name="Standard">
      <style:paragraph-properties fo:margin-top="0in" fo:margin-bottom="0in" style:contextual-spacing="false" fo:line-height="100%"/>
      <style:text-properties officeooo:rsid="000dbbaf" officeooo:paragraph-rsid="000dbbaf"/>
    </style:style>
    <style:style style:name="P4" style:family="paragraph" style:parent-style-name="Standard">
      <style:paragraph-properties fo:margin-top="0in" fo:margin-bottom="0in" style:contextual-spacing="false" fo:line-height="100%"/>
      <style:text-properties fo:font-style="italic" officeooo:rsid="000dbbaf" officeooo:paragraph-rsid="000dbbaf" style:font-style-asian="italic" style:font-style-complex="italic"/>
    </style:style>
    <style:style style:name="P5" style:family="paragraph" style:parent-style-name="Standard">
      <style:text-properties fo:font-style="italic" officeooo:rsid="00134a70" officeooo:paragraph-rsid="00134a70" style:font-style-asian="italic" style:font-style-complex="italic"/>
    </style:style>
    <style:style style:name="T1" style:family="text">
      <style:text-properties fo:color="#000000" loext:opacity="100%" style:font-name="Arial" fo:font-weight="bold" style:letter-kerning="false" style:font-name-asian="Times New Roman1" style:language-asian="en" style:country-asian="GB" style:font-weight-asian="bold" style:font-name-complex="Arial1" style:font-weight-complex="bold"/>
    </style:style>
    <style:style style:name="T2" style:family="text">
      <style:text-properties fo:color="#000000" loext:opacity="100%" style:font-name="Arial" style:letter-kerning="false" style:font-name-asian="Times New Roman1" style:language-asian="en" style:country-asian="GB" style:font-name-complex="Arial1"/>
    </style:style>
    <style:style style:name="T3" style:family="text">
      <style:text-properties fo:color="#000000" loext:opacity="100%" style:font-name="Times New Roman" fo:font-size="12pt" style:letter-kerning="false" style:font-name-asian="Times New Roman1" style:font-size-asian="12pt" style:language-asian="en" style:country-asian="GB" style:font-name-complex="Times New Roman1" style:font-size-complex="12pt"/>
    </style:style>
    <style:style style:name="T4" style:family="text">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T5" style:family="text">
      <style:text-properties officeooo:rsid="0010ef5a"/>
    </style:style>
    <style:style style:name="T6" style:family="text">
      <style:text-properties officeooo:rsid="0011b67c"/>
    </style:style>
    <style:style style:name="T7" style:family="text">
      <style:text-properties officeooo:rsid="0012d7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Frattini Gian Giacomo - S5147935</text:span><text:span text:style-name="T1"/></text:p>
      <text:p text:style-name="P1"><text:span text:style-name="T1"/></text:p>
      <text:p text:style-name="P1"><text:span text:style-name="T1">1 Documentazione / Commenti</text:span><text:span text:style-name="T1"/></text:p>
      <text:p text:style-name="P2"/>
      <text:p text:style-name="P1"><text:span text:style-name="T2">1.a Generare la documentazione usando Doxygen e verificare se la documentazione prodotta permette di orientarsi nella struttura del progetto software. Indicare i punti che potrebbero essere migliorati.</text:span><text:span text:style-name="T4"/></text:p>
      <text:p text:style-name="P4">La documentazione generata è completa, ben strutturata e appaiono tutti i componenti di cui le classi sono costituite. Essendo ben organizzata risulta semplice ed intuitivo navigare il progetto nella sua struttura. Un unico appunto potrebbe essere di completare la descrizione che appare sotto “Detailed Description” per la classe RightTriangle, descrizione che è però pre<text:span text:style-name="T5">s</text:span>ente in tutte le altre classi.</text:p>
      <text:p text:style-name="P4"/>
      <text:p text:style-name="P1"><text:span text:style-name="T2">1.b Utilizzando la documentazione e i commenti inseriti nei file .ccp e .h verificare se il progetto software aderisce alle specifiche assegnate durante la prima settimana. Indicare le eventuali specifiche non rispettate.</text:span><text:span text:style-name="T4"/></text:p>
      <text:p text:style-name="P4">Il progetto rispetta le specifiche assegnate.</text:p>
      <text:p text:style-name="P1"><text:span text:style-name="T3"/></text:p>
      <text:p text:style-name="P1"><text:span text:style-name="T2">1.c Verificare che il file README introduca correttamente lo scopo del progetto software e che dia sufficienti informazioni per un corretto uso dell’interfaccia a riga di comando. Indicare eventuali mancanze e/o possibili migliorie.</text:span><text:span text:style-name="T4"/></text:p>
      <text:p text:style-name="P4">Il file README contiene tutte le informazioni ed indicazioni di cui si può avere bisogno per l’utilizzo del software ed una Quickstart che guida l’utente nel clone della repository, nella compilazione con g++ e nel comando per avviare l’esecuzionone. Il tutto è ben organizzato con una Table of Contents che tramite link ipertestuali rimanda alla sezione desiderata.</text:p>
      <text:p text:style-name="P2"/>
      <text:p text:style-name="P1"><text:span text:style-name="T1">2 Compilazione e prima sessione di test</text:span><text:span text:style-name="T1"/></text:p>
      <text:p text:style-name="P2"/>
      <text:p text:style-name="P1"><text:span text:style-name="T2">2.a Verificare se è possibile compilare il progetto</text:span><text:span text:style-name="T4"/></text:p>
      <text:p text:style-name="P4">Il progetto è compilabile con g++ senza problemi</text:p>
      <text:p text:style-name="P4"/>
      <text:p text:style-name="P1"><text:span text:style-name="T2">2.b Test dell’interfaccia a riga di comando: l’interfaccia funziona correttamente? L’interfaccia è di facile utilizzo? Quali prove sono state eseguite per fare il test?</text:span><text:span text:style-name="T4"/></text:p>
      <text:p text:style-name="P4">L’interfaccia funziona correttamente ed è semplice da utilizzare.</text:p>
      <text:p text:style-name="P4">Dopo aver effettuato la scelta dal menù iniziale, è esplicitata l’azione svolta e sono presenti indicazioni per guidare l’utente all’inserimento dei dati <text:span text:style-name="T6">necessari</text:span> (se richiesti dalla funzione desiderata).</text:p>
      <text:p text:style-name="P4">Il programma è stato testato nel suo utilizzo di base, ovvero creando più forme geometriche con rispettivi lati (o diagonali), e successivamente cercando di inserire lati (o diagonali) minori di zero, in questo caso il programma imposta questi paramentri al valore di default (0). L’unico aspetto che confonde leggermente è che dopo aver selezionato la creazione di una figura geometrica, v<text:span text:style-name="T7">iene riportata a terminale anche l’esplicitazione delle procedure di invocazione dei costruttori, distruttori e handlers, tuttavia è una modifica facilmente applicabile commentando queste istruzioni nei rispettivi script.</text:span></text:p>
      <text:p text:style-name="P2"/>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3 Seconda sessione di test</text:span><text:span text:style-name="T1"/></text:p>
      <text:p text:style-name="P2"/>
      <text:p text:style-name="P1"><text:span text:style-name="T2">3.a Definire una procedura di test che permetta di identificare possibili bug nel codice prodotto per le singole classi e i singoli metodi di ogni classe</text:span><text:span text:style-name="T4"/></text:p>
      <text:p text:style-name="P1"><text:span text:style-name="T2">3.b Riportare i risultati del test</text:span><text:span text:style-name="T4"/></text:p>
      <text:p text:style-name="P5">Dai test svolti non appaiono bug e tutto sembra funzionare correttamente. Sono stati testati i costruttori di default, di init e di copia) i getters, i setters, la Draw() e i methods ErrorMessage(), WarningMessage() e Dump(). Sono stati svolti test singolarmente sulle singole classi modificando leggermente il main scri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it" fo:country="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olo Gastaldo</meta:initial-creator>
    <meta:editing-cycles>7</meta:editing-cycles>
    <meta:creation-date>2023-05-23T07:23:00</meta:creation-date>
    <dc:date>2023-05-25T11:13:39.888210432</dc:date>
    <meta:editing-duration>P1DT23H39M56S</meta:editing-duration>
    <meta:generator>LibreOffice/7.5.3.2$Linux_X86_64 LibreOffice_project/50$Build-2</meta:generator>
    <meta:document-statistic meta:table-count="0" meta:image-count="0" meta:object-count="0" meta:page-count="2" meta:paragraph-count="19" meta:word-count="479" meta:character-count="3250" meta:non-whitespace-character-count="2790"/>
    <meta:user-defined meta:name="AppVersion">16.0000</meta:user-defined>
    <meta:template xlink:type="simple" xlink:actuate="onRequest" xlink:title="Normal.dotm" xlink:href=""/>
  </office:meta>
</office:document-meta>
</file>